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87d842" officeooo:paragraph-rsid="0087d842"/>
    </style:style>
    <style:style style:name="P2" style:family="paragraph" style:parent-style-name="Text_20_body">
      <style:text-properties fo:language="it" fo:country="IT" officeooo:rsid="008972dc" officeooo:paragraph-rsid="008972dc"/>
    </style:style>
    <style:style style:name="P3" style:family="paragraph" style:parent-style-name="Text_20_body">
      <style:text-properties fo:language="it" fo:country="IT" officeooo:rsid="00b91e78" officeooo:paragraph-rsid="00be4fa4"/>
    </style:style>
    <style:style style:name="P4" style:family="paragraph" style:parent-style-name="Text_20_body">
      <style:text-properties officeooo:rsid="00ba5af0" officeooo:paragraph-rsid="00ba5af0"/>
    </style:style>
    <style:style style:name="P5" style:family="paragraph" style:parent-style-name="Text_20_body">
      <style:text-properties officeooo:rsid="00c14400" officeooo:paragraph-rsid="00c14400"/>
    </style:style>
    <style:style style:name="P6" style:family="paragraph" style:parent-style-name="Heading_20_1">
      <style:paragraph-properties fo:text-align="center" style:justify-single-word="false"/>
      <style:text-properties fo:language="it" fo:country="IT"/>
    </style:style>
    <style:style style:name="P7" style:family="paragraph" style:parent-style-name="Standard">
      <style:text-properties fo:language="it" fo:country="I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Heading_20_2">
      <style:text-properties fo:language="it" fo:country="IT" officeooo:rsid="00b91e78" officeooo:paragraph-rsid="00b91e78"/>
    </style:style>
    <style:style style:name="P10" style:family="paragraph" style:parent-style-name="Text_20_body">
      <style:text-properties fo:language="it" fo:country="IT" officeooo:rsid="00bdde1e" officeooo:paragraph-rsid="00be4fa4"/>
    </style:style>
    <style:style style:name="P11" style:family="paragraph" style:parent-style-name="Text_20_body">
      <style:text-properties officeooo:rsid="00c14400" officeooo:paragraph-rsid="00c17a00"/>
    </style:style>
    <style:style style:name="P12" style:family="paragraph" style:parent-style-name="Text_20_body">
      <style:text-properties officeooo:rsid="00c2e942" officeooo:paragraph-rsid="00c2e94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bdd639" fo:background-color="#ffff00" loext:char-shading-value="0" style:font-style-asian="italic" style:font-style-complex="italic"/>
    </style:style>
    <style:style style:name="T3" style:family="text">
      <style:text-properties officeooo:rsid="00133868"/>
    </style:style>
    <style:style style:name="T4" style:family="text">
      <style:text-properties officeooo:rsid="008ac6bb"/>
    </style:style>
    <style:style style:name="T5" style:family="text">
      <style:text-properties officeooo:rsid="00bdd639"/>
    </style:style>
    <style:style style:name="T6" style:family="text">
      <style:text-properties officeooo:rsid="00be4fa4"/>
    </style:style>
    <style:style style:name="T7" style:family="text">
      <style:text-properties officeooo:rsid="00c17a00"/>
    </style:style>
    <style:style style:name="T8" style:family="text">
      <style:text-properties officeooo:rsid="00c45a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5">Progetto</text:span> di <text:span text:style-name="T3">High Performance Computing 2016/2017</text:span></text:h>
      <text:p text:style-name="P8">Nome Cognome, matr. 0000123456 <text:span text:style-name="T5">(</text:span><text:span text:style-name="T2">sostituire con i propri dati</text:span><text:span text:style-name="T5">)</text:span></text:p>
      <text:p text:style-name="P8">24/5/2017 <text:span text:style-name="T5">(</text:span><text:span text:style-name="T2">sostituire con la data di consegna</text:span><text:span text:style-name="T5">)</text:span></text:p>
      <text:p text:style-name="P7"/>
      <text:h text:style-name="P9" text:outline-level="2">Introduzione</text:h>
      <text:p text:style-name="P10">Questo documento contiene uno schema di massima della relazione; questo schema viene fornito solo per farsi un'idea di massima; in particolare, non deve necessariamente essere seguito scrupolosamente, sia per i contenuti che per la forma. L'unico vincolo tassativo è che la relazione non deve eccedere le 6 facciate, con un font non inferiore a 10pt (nella presente versione si usa una dimensione di 12pt).</text:p>
      <text:p text:style-name="P3"><text:span text:style-name="T6">Questa sezione conterrà una s</text:span>intetica introduzione (indicativamente, 1-2 paragrafi) del lavoro che è stato svolto; non serve ripetere le specifiche del progetto.</text:p>
      <text:h text:style-name="Heading_20_2" text:outline-level="2">Implementazione del modello BML con OpenMP</text:h>
      <text:p text:style-name="P5">Descrivere come il modello BML è stato parallelizzato per sfruttare il parallelismo a memoria condivisa fornito da OpenMP; se serve è possibile aiutarsi con schemi/diagrammi. Descrivere le prestazioni del<text:span text:style-name="T7">la implementazione OpenMP in termini di scalabilità ed efficienza.</text:span></text:p>
      <text:h text:style-name="Heading_20_2" text:outline-level="2">Implementazione del modello BML con MPI/CUDA</text:h>
      <text:p text:style-name="P11">Descrivere come il modello BML è stato parallelizzato per sfruttare il parallelismo a memoria <text:span text:style-name="T7">distribuita fornito da MPI, oppure il parallelismo massivo CUDA (solo uno dei due, a scelta)</text:span>. <text:span text:style-name="T7">Discutere scalabilità ed efficienza della soluzione proposta.</text:span></text:p>
      <text:h text:style-name="Heading_20_2" text:outline-level="2">Conclusioni</text:h>
      <text:p text:style-name="P12">Eventuali conclusioni, discussione generale dei risultati, <text:span text:style-name="T8">discussione generale sul modello ecc</text:span>.</text:p>
      <text:h text:style-name="Heading_20_2" text:outline-level="2">Riferimenti <text:span text:style-name="T4">b</text:span>ibliografici</text:h>
      <text:p text:style-name="P4">Nel caso in cui si sia consultata della documentazione, è utile e opportuno indicarla nei riferimenti bibliografici. Ogni riferimento deve essere numerato, ed è necessario richiamarlo almeno una volta nel testo. Nel caso in cui non si sia consultata documentazione particolare, questa sezione può essere omessa.</text:p>
      <text:p text:style-name="P1">[1]<text:tab/>O. Biham, A. Alan Middleton, D. Levine, <text:span text:style-name="T1">Self-organization and a dynamical transition in traffic-flow models</text:span>. Phys. Rev. A 46 (10), nov 1992: doi:10.1103/PhysRevA.46.R6124. ISSN 1050-2947. Disponibile all'indirizzo <text:a xlink:type="simple" xlink:href="https://arxiv.org/abs/cond-mat/9206001">https://arxiv.org/abs/cond-mat/9206001</text:a> </text:p>
      <text:p text:style-name="P2">[2]<text:tab/><text:span text:style-name="T1">Biham-Middleton-Levine traffic model</text:span>, in Wikipedia, Retrieved May 20, 2017, <text:a xlink:type="simple" xlink:href="https://en.wikipedia.org/wiki/Biham–Middleton–Levine_traffic_model">https://en.wikipedia.org/wiki/Biham%E2%80%93Middleton%E2%80%93Levine_traffic_mode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style:paragraph-properties fo:margin-left="0.4in" fo:margin-right="0in" fo:margin-top="0in" fo:margin-bottom="0.0799in" style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  <style:background-image/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09:52:58.895026273</meta:creation-date>
    <meta:editing-duration>PT15M41S</meta:editing-duration>
    <meta:editing-cycles>15</meta:editing-cycles>
    <meta:generator>LibreOffice/4.2.8.2$Linux_X86_64 LibreOffice_project/420m0$Build-2</meta:generator>
    <dc:date>2017-05-24T10:10:41.882054259</dc:date>
    <meta:document-statistic meta:table-count="0" meta:image-count="0" meta:object-count="0" meta:page-count="1" meta:paragraph-count="16" meta:word-count="294" meta:character-count="2202" meta:non-whitespace-character-count="1922"/>
  </office:meta>
</office:document-meta>
</file>